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2" style:master-page-name="First_20_Page">
      <style:paragraph-properties style:page-number="auto"/>
      <style:text-properties officeooo:paragraph-rsid="008db8f1"/>
    </style:style>
    <style:style style:name="P8" style:family="paragraph" style:parent-style-name="Heading_20_2">
      <style:text-properties officeooo:rsid="008e18f1" officeooo:paragraph-rsid="008e18f1"/>
    </style:style>
    <style:style style:name="P9" style:family="paragraph" style:parent-style-name="Text_20_body">
      <style:paragraph-properties fo:line-height="150%"/>
      <style:text-properties fo:font-variant="normal" fo:text-transform="none" style:use-window-font-color="true" style:font-name="Tinos" fo:font-size="12pt" fo:letter-spacing="normal" fo:font-style="normal" fo:font-weight="normal" officeooo:rsid="00841855" officeooo:paragraph-rsid="00841855" style:font-size-asian="12pt" style:font-size-complex="12pt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8db8f1"/>
    </style:style>
    <style:style style:name="P12" style:family="paragraph" style:parent-style-name="Text_20_body">
      <style:paragraph-properties fo:line-height="150%"/>
      <style:text-properties style:font-name="Tinos" fo:font-size="12pt" style:font-size-asian="12pt" style:font-size-complex="12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nos" fo:font-size="12pt" officeooo:paragraph-rsid="008db8f1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661cm" loext:contextual-spacing="false" fo:line-height="150%" fo:text-align="justify" style:justify-single-word="false" fo:orphans="2" fo:widows="2" fo:text-indent="0cm" style:auto-text-indent="false"/>
      <style:text-properties fo:font-variant="normal" fo:text-transform="none" style:use-window-font-color="true" style:font-name="Tinos" fo:font-size="12pt" fo:letter-spacing="normal" fo:font-style="normal" fo:font-weight="normal" style:font-size-asian="12pt" style:font-size-complex="12pt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style:use-window-font-color="true" style:font-name="Tinos" fo:font-size="12pt" fo:letter-spacing="normal" fo:font-style="normal" fo:font-weight="normal" officeooo:rsid="00841855" style:font-size-asian="12pt" style:font-size-complex="12pt"/>
    </style:style>
    <style:style style:name="T3" style:family="text">
      <style:text-properties fo:font-variant="normal" fo:text-transform="none" style:use-window-font-color="true" style:font-name="Tinos" fo:font-size="14pt" fo:letter-spacing="normal" fo:font-style="normal" fo:font-weight="bold" style:font-size-asian="10.5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0.5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font-name="Tinos" fo:font-size="14pt" fo:letter-spacing="normal" fo:font-style="normal" fo:font-weight="bold" officeooo:rsid="008ab6c8" style:font-size-asian="10.5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font-name="Tinos" fo:font-size="14pt" fo:letter-spacing="normal" fo:font-style="normal" fo:font-weight="bold" officeooo:rsid="008d5e58" style:font-size-asian="10.5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style:font-name="Tinos" fo:font-size="14pt" fo:letter-spacing="normal" fo:font-style="normal" fo:font-weight="bold" officeooo:rsid="008d8a09" style:font-size-asian="10.5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font-name="Tinos" fo:font-size="14pt" fo:letter-spacing="normal" fo:font-style="normal" fo:font-weight="bold" officeooo:rsid="008db8f1" style:font-size-asian="10.5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font-name="Tinos" fo:font-size="14pt" fo:letter-spacing="normal" fo:font-style="normal" fo:font-weight="bold" officeooo:rsid="008e18f1" style:font-size-asian="10.5pt" style:font-weight-asian="bold" style:font-size-complex="14pt" style:font-weight-complex="bold"/>
    </style:style>
    <style:style style:name="T10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use-window-font-color="true" fo:letter-spacing="normal" fo:font-style="normal" fo:font-weight="normal" officeooo:rsid="00841855"/>
    </style:style>
    <style:style style:name="T12" style:family="text">
      <style:text-properties fo:font-variant="normal" fo:text-transform="none" style:use-window-font-color="true" style:font-name="Tinos" fo:font-size="12pt" fo:letter-spacing="normal" fo:font-style="normal" fo:font-weight="normal" officeooo:rsid="00841855" style:font-size-asian="12pt" style:font-size-complex="12pt"/>
    </style:style>
    <style:style style:name="T13" style:family="text">
      <style:text-properties fo:font-variant="normal" fo:text-transform="none" style:use-window-font-color="true" style:font-name="Tinos" fo:letter-spacing="normal" fo:font-style="normal" fo:font-weight="normal" officeooo:rsid="00841855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Tinos"/>
    </style:style>
    <style:style style:name="T16" style:family="text">
      <style:text-properties style:font-name="Tinos" fo:font-size="12pt" style:font-size-asian="12pt" style:font-size-complex="12pt"/>
    </style:style>
    <style:style style:name="T17" style:family="text">
      <style:text-properties officeooo:rsid="008db8f1"/>
    </style:style>
    <style:style style:name="T18" style:family="text">
      <style:text-properties officeooo:rsid="008e18f1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10">ИСТОРИЯ СОЗДАНИЯ КАРТИНЫ </text:span><text:span text:style-name="T4">«</text:span><text:span text:style-name="T9">ПОХИЩЕНИЕ ЕВРОПЫ</text:span><text:span text:style-name="T5">»</text:span></text:h>
      <text:h text:style-name="P8" text:outline-level="2"><text:span text:style-name="T8">В.</text:span><text:span text:style-name="T3">А СЕРОВ</text:span></text:h>
      <text:p text:style-name="P9"/>
      <text:p text:style-name="P11"><text:span text:style-name="T2"><text:tab/></text:span><text:span text:style-name="T2">«Похищение Европы» —  это античный миф, описанный Овидием в поэме «Метаморфозы». Именно его положил Тициан в основу сюжета своей картины, написанной для короля Испании.</text:span></text:p>
      <text:p text:style-name="P11"><text:span text:style-name="T2"/></text:p>
      <text:p text:style-name="P14"><text:tab/>Согласно мифу, у царя Агенора была дочь – красавица Европа. Как-то раз девушке приснилось странное сновидение: за нее сражались две женщины, одна образе материка, названного Азией, а другая – страна, находящаяся далеко за морями. Во сне Азия проиграла, и царской дочери пришлось отправиться в чужие далекие земли. Девушка сочла сон предзнаменованием и стала молиться богам, чтобы они защитили ее от несчастья. После чего отправилась с подругами гулять по морскому побережью. На беду, красавица приглянулась Зевсу, главному богу на Олимпе. Он решил похитить царскую дочь, для чего превратился в белого тельца и спрятался среди стада, пасшегося на берегу. Когда Европа со своими спутниками проходила мимо стада, один из быков привлек ее своей красотой. Она подошла к нему и стала с ним играть, украшая его рога цветочными гирляндами – все это время животное оставалось спокойным. Но стоило девушке сесть на него верхом, как Зевс в зверином образе вскочил и унес девушку в пенное море.</text:p>
      <text:p text:style-name="P14"><text:tab/>Именно этот драматический момент изобразил Тициан в своем произведении. Огромный белый телец с человеческим взглядом скачет по морским волнам . На его спине полулежит Европа, охваченная ужасом: левой рукой она ухватилась за рога, а правой размахивает алой шелковой тканью, пытаясь подать сигнал подругам, которые остались на берегу. Ее спутницы видят, что царскую дочь уносят в море, но бессильны что-либо сделать.</text:p>
      <text:p text:style-name="P14"><text:tab/>Вслед за Зевсом, оседлав рыбу, плывет Амур. Поза его тела повторяет беспомощную позу девушки – это похоже на насмешку над попавшей в беду царевной. Также героев мифа сопровождает страшная зубастая рыба, плывущая рядом в воде – она отражает безысходность ситуации. Бедной девушке некуда деваться: лучше остаться пленницей Зевса, чем попасть в пасть к ужасному морскому чудищу.</text:p>
      <text:p text:style-name="P14"><text:tab/>Произведение получилось очень драматичным, полным накала страстей. Художнику удалось достичь такого эффекта с помощью мрачной и контрастной цветовой гаммы, а также диагональной композиции, которая задает движение, усиливает динамичность.</text:p>
      <text:p text:style-name="P13"><text:span text:style-name="T11"/></text:p>
      <text:p text:style-name="P10"><text:soft-pag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081002700926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4T13:19:53.976156498</meta:creation-date>
    <dc:title>Default</dc:title>
    <meta:editing-cycles>7</meta:editing-cycles>
    <meta:editing-duration>PT29M28S</meta:editing-duration>
    <meta:generator>LibreOffice/6.4.7.2$Linux_X86_64 LibreOffice_project/40$Build-2</meta:generator>
    <dc:date>2024-05-16T11:04:21.930581530</dc:date>
    <meta:document-statistic meta:table-count="1" meta:image-count="0" meta:object-count="0" meta:page-count="2" meta:paragraph-count="17" meta:word-count="343" meta:character-count="2319" meta:non-whitespace-character-count="1979"/>
  </office:meta>
</office:document-meta>
</file>